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padding="0.049cm" fo:border="0.002cm solid #000000" style:shadow="none"/>
    </style:style>
    <style:style style:name="P4" style:family="paragraph" style:parent-style-name="Standard">
      <style:paragraph-properties fo:padding="0.049cm" fo:border="0.002cm solid #000000" style:shadow="none"/>
      <style:text-properties fo:color="#0000ff"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e complet:</text:p>
      <text:p text:style-name="Standard"/>
      <text:p text:style-name="P1">Sous programme initialisation</text:p>
      <text:p text:style-name="P1"><text:tab/>entier nombre_de_points &lt;--- 0</text:p>
      <text:p text:style-name="P1"><text:tab/>tableau d'entiers tableau_initial <text:s/>&lt;--- 0</text:p>
      <text:p text:style-name="P1">fin sous programme initialisation</text:p>
      <text:p text:style-name="Standard"/>
      <text:p text:style-name="P1">Sous programme tirage_tableau_initial </text:p>
      <text:p text:style-name="P1"><text:s text:c="2"/>Pour entier indice allant de 1 à 10</text:p>
      <text:p text:style-name="P1"><text:tab/>Faire</text:p>
      <text:p text:style-name="P1"><text:tab/><text:tab/>Booléen sortie &lt;--- VRAI</text:p>
      <text:p text:style-name="P1"><text:tab/><text:tab/>Faire </text:p>
      <text:p text:style-name="P1"><text:tab/><text:tab/><text:tab/>entier alea &lt;--- nombre_aleatoire (modulo 488 )</text:p>
      <text:p text:style-name="P1"><text:tab/><text:tab/>Tant que (alea &lt; 13 ) ou (alea &gt; 488 )</text:p>
      <text:p text:style-name="P1"><text:tab/><text:tab/> <text:s text:c="3"/><text:span text:style-name="T2">Pour valeur allant de <text:s/>1 à ( indice -1 )</text:span></text:p>
      <text:p text:style-name="P4"><text:tab/><text:tab/><text:tab/>Si alea = tableau_initial[valeur]</text:p>
      <text:p text:style-name="P4"><text:tab/><text:tab/><text:tab/><text:tab/>faire sortie &lt;--- FAUX</text:p>
      <text:p text:style-name="P4"><text:tab/><text:tab/><text:tab/>Fin si</text:p>
      <text:p text:style-name="P4"><text:tab/><text:tab/> <text:s text:c="3"/>Fin Pour</text:p>
      <text:p text:style-name="P1"><text:tab/> <text:s text:c="11"/>Fin tant que</text:p>
      <text:p text:style-name="P1"><text:s text:c="11"/>Tant que (sortie = FAUX )</text:p>
      <text:p text:style-name="P1"><text:tab/>tableau_initial[indice] &lt;--- alea</text:p>
      <text:p text:style-name="P1"><text:s text:c="2"/>Fin Pour</text:p>
      <text:p text:style-name="P1">Fin Sous programme tirage_tableau_initial </text:p>
      <text:p text:style-name="Standard"/>
      <text:p text:style-name="P1">Sous programme generer_numero_element_du_tableau</text:p>
      <text:p text:style-name="P1"><text:s text:c="2"/>Faire </text:p>
      <text:p text:style-name="P1"><text:tab/>alea2 &lt;--- générer nombre aléatoire modulo 10</text:p>
      <text:p text:style-name="P1"><text:s text:c="2"/>Tant que ( nombre_tableau[alea2] = 0)</text:p>
      <text:p text:style-name="P1">Fin sous programme generer_numero_element_du_tableau</text:p>
      <text:p text:style-name="Standard"/>
      <text:p text:style-name="P1">Sous programme afficher_question</text:p>
      <text:p text:style-name="P1"><text:tab/>Si (alea2 + 1 est different de 1)</text:p>
      <text:p text:style-name="P1"><text:tab/><text:tab/>suffixe &lt;--- ième</text:p>
      <text:p text:style-name="P1"><text:tab/>Sinon</text:p>
      <text:p text:style-name="P1"><text:tab/><text:tab/>suffixe &lt;--- <text:s/>ier</text:p>
      <text:p text:style-name="P1"><text:tab/>Fin Si</text:p>
      <text:p text:style-name="P1"><text:tab/><text:span text:style-name="T3">Ecrire</text:span> ( donner le (alea2 +1) suffixe élément du tableau )</text:p>
      <text:p text:style-name="P1">Fin sous programme afficher_question</text:p>
      <text:p text:style-name="Standard"/>
      <text:p text:style-name="P1">Sous programme lire_reponse</text:p>
      <text:p text:style-name="P1"><text:s text:c="2"/><text:span text:style-name="T3">Lire</text:span> ( reponse)</text:p>
      <text:p text:style-name="P1"><text:s text:c="2"/>Effacer l'écran</text:p>
      <text:p text:style-name="P1">Fin sous programme lire_repon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oft-page-break/></text:p>
      <text:p text:style-name="Standard"/>
      <text:p text:style-name="P1">Sous programme <text:s/>affichage_resultat_question</text:p>
      <text:p text:style-name="P1">Si (reponse = nombre_tableau[alea2])</text:p>
      <text:p text:style-name="P1"/>
      <text:p text:style-name="P1"><text:tab/><text:span text:style-name="T3">Ecrire</text:span> ( c'est juste )</text:p>
      <text:p text:style-name="P1"><text:tab/>nombre_de_points &lt;--- nombre_de_points + 2</text:p>
      <text:p text:style-name="P1">Sinon</text:p>
      <text:p text:style-name="P1"><text:tab/><text:span text:style-name="T3">Ecrire</text:span> ( c'est faux ) </text:p>
      <text:p text:style-name="P1">Fin Si</text:p>
      <text:p text:style-name="P1"/>
      <text:p text:style-name="P1">Fin Sous programme affichage_resultat_question</text:p>
      <text:p text:style-name="P1"/>
      <text:p text:style-name="P1">Sous programme effacer element_tableau</text:p>
      <text:p text:style-name="P1"><text:tab/>/* il faut remplacer la valeur lue par un zero */</text:p>
      <text:p text:style-name="P1"><text:tab/>element_tableau[alea2] &lt;---- 0</text:p>
      <text:p text:style-name="P1">Fin sous programme affichage_resultat_question</text:p>
      <text:p text:style-name="Standard"/>
      <text:p text:style-name="P1">Sous programme affichage_resultat_final</text:p>
      <text:p text:style-name="P1"/>
      <text:p text:style-name="P1"><text:span text:style-name="T3">Ecrire</text:span> ( Nombre de points = <text:s/>nombre_de_points )</text:p>
      <text:p text:style-name="P1"/>
      <text:p text:style-name="P1">Fin sous programme affichage_resultat_final</text:p>
      <text:p text:style-name="Standard"/>
      <text:p text:style-name="P1">Sous programme affichage_tableau_initial</text:p>
      <text:p text:style-name="P1"><text:tab/>Pour entier indice2 allant de 1 à <text:s/>10</text:p>
      <text:p text:style-name="P1"><text:tab/><text:tab/>Afficher tableau_initial[indice2]</text:p>
      <text:p text:style-name="P1"><text:tab/>Fin pour</text:p>
      <text:p text:style-name="P1">Fin sous programme affichage_tableau_initial</text:p>
      <text:p text:style-name="Standard"/>
      <text:p text:style-name="Standard">Programme principal</text:p>
      <text:p text:style-name="Standard"><text:tab/>Initialisation</text:p>
      <text:p text:style-name="Standard"><text:tab/>Tirage tableau initial</text:p>
      <text:p text:style-name="Standard"><text:tab/>affichage_tableau_initial</text:p>
      <text:p text:style-name="Standard"><text:tab/><text:span text:style-name="T3">Ecrire</text:span> ( appui entree pour continuer)</text:p>
      <text:p text:style-name="Standard"><text:tab/><text:span text:style-name="T3">Lire</text:span> (appui touche utilisateur)</text:p>
      <text:p text:style-name="Standard"><text:s text:c="12"/>Pour compteur allant de 1 a 10 </text:p>
      <text:p text:style-name="Standard"><text:tab/><text:tab/>generer_element_du_tableau</text:p>
      <text:p text:style-name="Standard"><text:tab/><text:tab/>afficher_question</text:p>
      <text:p text:style-name="Standard"><text:tab/><text:tab/>lire_reponse</text:p>
      <text:p text:style-name="Standard"><text:tab/><text:tab/>affichage resultat question</text:p>
      <text:p text:style-name="Standard"><text:tab/><text:tab/>effacer element_tableau</text:p>
      <text:p text:style-name="Standard"><text:tab/>Fin pour</text:p>
      <text:p text:style-name="Standard"><text:tab/>affichage resultat final</text:p>
      <text:p text:style-name="Standard">Fin programme principal</text:p>
      <text:p text:style-name="Standard"/>
      <text:p text:style-name="Standard"/>
      <text:p text:style-name="Standard"/>
      <text:p text:style-name="P2">Suggestion: </text:p>
      <text:p text:style-name="Standard"/>
      <text:p text:style-name="Standard">#include &lt;stdio.h&gt; </text:p>
      <text:p text:style-name="Standard">#include &lt;time.h&gt; </text:p>
      <text:p text:style-name="Standard">#include &lt;stdlib.h&gt; </text:p>
      <text:p text:style-name="Standard"/>
      <text:p text:style-name="Standard">int main(int argc,char** argv)</text:p>
      <text:p text:style-name="Standard">{ <text:s text:c="7"/></text:p>
      <text:p text:style-name="Standard"><text:tab/>int tirage; <text:s text:c="3"/></text:p>
      <text:p text:style-name="Standard"><text:tab/>time_t valeur_temps; <text:s text:c="7"/></text:p>
      <text:p text:style-name="Standard"><text:tab/>(void)time(&amp;valeur_temps); <text:s text:c="7"/></text:p>
      <text:p text:style-name="Standard"><text:tab/>srand((long)valeur_temps); <text:s text:c="4"/>/*intitialisation du random*/ <text:s text:c="7"/></text:p>
      <text:p text:style-name="Standard"><text:tab/>for(tirage = 0; tirage &lt; 10; tirage++) <text:s text:c="15"/></text:p>
      <text:p text:style-name="Standard"><text:tab/>fprintf(stdout, "%d\n",rand()%488);</text:p>
      <text:p text:style-name="Standard"><text:tab/>return EXIT_SUCCESS; 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OoLight/1.1$Unix OpenOffice.org_project/110r1480$Build-110</meta:generator>
    <meta:initial-creator>eric b</meta:initial-creator>
    <meta:creation-date>2007-11-15T21:28:57</meta:creation-date>
    <dc:date>2016-03-18T11:39:22</dc:date>
    <meta:printed-by>eric b</meta:printed-by>
    <meta:print-date>2007-11-16T07:22:23</meta:print-date>
    <meta:editing-cycles>20</meta:editing-cycles>
    <meta:editing-duration>PT12H25M29S</meta:editing-duration>
    <meta:document-statistic meta:table-count="0" meta:image-count="0" meta:object-count="0" meta:page-count="3" meta:paragraph-count="89" meta:word-count="319" meta:character-count="2559"/>
    <meta:user-defined meta:name="Info 1"/>
    <meta:user-defined meta:name="Info 2"/>
    <meta:user-defined meta:name="Info 3"/>
    <meta:user-defined meta:name="Info 4"/>
  </office:meta>
</office:document-meta>
</file>